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05cm" svg:stroke-color="#ffffff" draw:marker-start-width="0.38cm" draw:marker-end-width="0.38cm" draw:stroke-linejoin="miter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color="#ffffff"/>
    </style:style>
    <style:style style:name="P3" style:family="paragraph">
      <style:paragraph-properties fo:margin-left="0cm" fo:margin-right="0cm" fo:text-indent="0cm"/>
      <style:text-properties fo:color="#ffffff" fo:font-weight="bold"/>
    </style:style>
    <style:style style:name="P4" style:family="paragraph">
      <style:paragraph-properties fo:margin-left="0cm" fo:margin-right="0cm" fo:text-indent="0cm"/>
      <style:text-properties fo:font-size="24pt"/>
    </style:style>
    <style:style style:name="P5" style:family="paragraph">
      <style:text-properties fo:font-family="'DejaVu Sans Mono'" style:font-family-generic="swiss" style:font-pitch="variable" fo:font-size="24pt" fo:font-weight="bold"/>
    </style:style>
    <style:style style:name="T1" style:family="text">
      <style:text-properties fo:font-weight="bold"/>
    </style:style>
    <style:style style:name="T2" style:family="text">
      <style:text-properties fo:font-size="2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7.2cm" svg:height="3.5cm" svg:x="8.8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1cm" svg:x="9.5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1cm" svg:height="2.5cm" svg:x="9.4cm" svg:y="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366cm" svg:height="0.988cm" svg:x="9.256cm" svg:y="1.9cm">
          <draw:text-box>
            <text:p text:style-name="P2"><text:span text:style-name="T1">G <text:s text:c="4"/>E <text:s text:c="4"/>E <text:s text:c="3"/>K</text:span></text:p>
          </draw:text-box>
        </draw:frame>
        <draw:frame draw:style-name="gr4" draw:text-style-name="P3" draw:layer="layout" svg:width="5.392cm" svg:height="0.988cm" svg:x="9.25cm" svg:y="3.61cm">
          <draw:text-box>
            <text:p text:style-name="P2"><text:span text:style-name="T1">ironic content</text:span></text:p>
          </draw:text-box>
        </draw:frame>
        <draw:frame draw:style-name="gr4" draw:text-style-name="P5" draw:layer="layout" svg:width="5.286cm" svg:height="1.237cm" svg:x="9.314cm" svg:y="2.6cm">
          <draw:text-box>
            <text:p text:style-name="P4"><text:span text:style-name="T2">ADVISO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B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Gaetan Delannay</meta:initial-creator>
    <meta:creation-date>2009-02-05T13:43:38</meta:creation-date>
    <dc:creator>Gaetan Delannay</dc:creator>
    <dc:date>2009-02-05T14:14:43</dc:date>
    <dc:language>fr-BE</dc:language>
    <meta:editing-cycles>2</meta:editing-cycles>
    <meta:editing-duration>PT14M34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